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ambia Estado Plato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Contrato.A2" office:value-type="string">
            <text:p text:style-name="P1">Dependencias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Jefe de cocina.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list xml:id="list21160038" text:style-name="L1">
              <text:list-item>
                <text:p text:style-name="P2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list xml:id="list21176240" text:style-name="L2">
              <text:list-item>
                <text:p text:style-name="P3">Se cambió el estado de un plato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21171951" text:style-name="L3">
              <text:list-item>
                <text:p text:style-name="P4">El jefe de cocina selecciona el siguiente plato de la cola de platos no atendidos o bien uno de los platos la lista de platos en preparación.</text:p>
              </text:list-item>
              <text:list-item>
                <text:p text:style-name="P4">El sistema acciona un temporizador de cuenta regresiva.</text:p>
              </text:list-item>
              <text:list-item>
                <text:p text:style-name="P4">El temporizador expira:</text:p>
                <text:list>
                  <text:list-item>
                    <text:p text:style-name="P4">El jefe de cocina ha elegido un plato de la cola de platos no atendidos. Se mueve el plato seleccionado a la lista de platos en preparación y se cambia su estado a “Preparándose”.</text:p>
                  </text:list-item>
                  <text:list-item>
                    <text:p text:style-name="P4">El jefe de cocina ha elegido un plato de la cola de platos en preparación. Se elimina el plato seleccionado de la lista de platos en preparación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4-10T17:57:39.75</meta:creation-date>
    <meta:generator>OpenOffice.org/3.1$Win32 OpenOffice.org_project/310m11$Build-9399</meta:generator>
    <meta:editing-duration>PT05H11M24S</meta:editing-duration>
    <meta:editing-cycles>6</meta:editing-cycles>
    <dc:date>2010-04-11T01:17:31.13</dc:date>
    <meta:document-statistic meta:table-count="1" meta:image-count="0" meta:object-count="0" meta:page-count="1" meta:paragraph-count="21" meta:word-count="220" meta:character-count="1223"/>
    <dc:creator>Sergio Rodriguez Lumley</dc:creator>
  </office:meta>
</office:document-meta>
</file>